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5.46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65cm" fo:min-width="1.328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2.032cm" svg:x="1.508cm" svg:y="1.254cm">
          <text:p text:style-name="P1"><text:span text:style-name="T1">Input company</text:span></text:p>
          <text:p text:style-name="P1"><text:span text:style-name="T1">to delet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969cm" svg:height="2.032cm" svg:x="8.747cm" svg:y="1.254cm">
          <text:p text:style-name="P1"><text:span text:style-name="T1">INPUT company </text:span></text:p>
          <text:p text:style-name="P1"><text:span text:style-name="T1">To delet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6.334cm" svg:y1="2.27cm" svg:x2="8.747cm" svg:y2="2.27cm" draw:start-shape="id1" draw:start-glue-point="1" draw:end-shape="id2" svg:d="M6334 2270h2413" svg:viewBox="0 0 2414 1">
          <text:p/>
        </draw:connector>
        <draw:connector draw:style-name="gr4" draw:text-style-name="P3" draw:layer="layout" draw:type="line" svg:x1="6.334cm" svg:y1="2.27cm" svg:x2="8.747cm" svg:y2="2.27cm" draw:start-shape="id1" draw:start-glue-point="1" draw:end-shape="id2" draw:end-glue-point="3" svg:d="M6334 2270h2413" svg:viewBox="0 0 2414 1">
          <text:p/>
        </draw:connector>
        <draw:connector draw:style-name="gr4" draw:text-style-name="P3" draw:layer="layout" draw:type="line" svg:x1="11.731cm" svg:y1="3.286cm" svg:x2="11.718cm" svg:y2="4.81cm" draw:start-shape="id2" draw:start-glue-point="2" draw:end-shape="id3" draw:end-glue-point="4" svg:d="M11731 3286l-13 1524" svg:viewBox="0 0 14 1525">
          <text:p/>
        </draw:connector>
        <draw:custom-shape draw:style-name="gr5" draw:text-style-name="P2" xml:id="id3" draw:id="id3" draw:layer="layout" svg:width="3.656cm" svg:height="3.429cm" svg:x="9.89cm" svg:y="4.81cm">
          <text:p text:style-name="P2">Confirm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5.969cm" svg:height="2.032cm" svg:x="4.937cm" svg:y="10.779cm">
          <text:p text:style-name="P1"><text:span text:style-name="T1">Delete company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1.718cm" svg:y1="8.239cm" svg:x2="7.921cm" svg:y2="10.779cm" draw:start-shape="id3" draw:start-glue-point="6" draw:end-shape="id4" draw:end-glue-point="0" svg:d="M11718 8239v1270h-3797v1270" svg:viewBox="0 0 3798 2541">
          <text:p/>
        </draw:connector>
        <draw:connector draw:style-name="gr4" draw:text-style-name="P3" draw:layer="layout" svg:x1="11.718cm" svg:y1="8.239cm" svg:x2="14.716cm" svg:y2="2.27cm" draw:start-shape="id3" draw:start-glue-point="6" draw:end-shape="id2" draw:end-glue-point="1" svg:d="M11718 8239v501h3498v-6470h-500" svg:viewBox="0 0 3499 6471">
          <text:p/>
        </draw:connector>
        <draw:frame draw:style-name="gr6" draw:text-style-name="P4" draw:layer="layout" svg:width="4.318cm" svg:height="2.54cm" svg:x="8.747cm" svg:y="8.493cm">
          <draw:text-box>
            <text:p>Yes</text:p>
          </draw:text-box>
        </draw:frame>
        <draw:frame draw:style-name="gr7" draw:text-style-name="P4" draw:layer="layout" svg:width="5.588cm" svg:height="3.175cm" svg:x="12.938cm" svg:y="7.85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26:35.458000000</meta:creation-date>
    <dc:date>2015-10-10T10:55:34.414000000</dc:date>
    <meta:editing-duration>PT28M59S</meta:editing-duration>
    <meta:editing-cycles>3</meta:editing-cycles>
    <meta:generator>LibreOffice/5.0.2.2$Windows_x86 LibreOffice_project/37b43f919e4de5eeaca9b9755ed688758a8251fe</meta:generator>
    <meta:document-statistic meta:object-count="11"/>
  </office:meta>
</office:document-meta>
</file>